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ecd" officeooo:paragraph-rsid="001e8ecd"/>
    </style:style>
    <style:style style:name="P2" style:family="paragraph" style:parent-style-name="Standard">
      <style:text-properties officeooo:rsid="001e8ecd" officeooo:paragraph-rsid="001ed904"/>
    </style:style>
    <style:style style:name="T1" style:family="text">
      <style:text-properties officeooo:rsid="001ed9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 D S C</text:p>
      <text:p text:style-name="P1"/>
      <text:p text:style-name="P2">“<text:span text:style-name="T1">heart_2</text:span>”, “<text:span text:style-name="T1">heart_3</text:span>”, “<text:span text:style-name="T1">heart_4</text:span>”, “<text:span text:style-name="T1">heart_5</text:span>”, “<text:span text:style-name="T1">heart_6</text:span>”, “<text:span text:style-name="T1">heart_7</text:span>”, “<text:span text:style-name="T1">heart_8</text:span>”, “<text:span text:style-name="T1">heart_9</text:span>”, “<text:span text:style-name="T1">heart_J</text:span>”, “<text:span text:style-name="T1">heart_Q</text:span>”, “<text:span text:style-name="T1">heart_K</text:span>”, “<text:span text:style-name="T1">heart_A</text:span>”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5:27:05.706019875</meta:creation-date>
    <meta:editing-duration>PT1M11S</meta:editing-duration>
    <meta:editing-cycles>2</meta:editing-cycles>
    <meta:generator>LibreOffice/6.4.7.2$Linux_X86_64 LibreOffice_project/40$Build-2</meta:generator>
    <dc:date>2022-08-05T15:27:47.961355255</dc:date>
    <meta:document-statistic meta:table-count="0" meta:image-count="0" meta:object-count="0" meta:page-count="1" meta:paragraph-count="2" meta:word-count="16" meta:character-count="138" meta:non-whitespace-character-count="123"/>
  </office:meta>
</office:document-meta>
</file>